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rstNameChanged.getPhas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rstNameChanged.processValueChange( ValueChange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